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3333"/>
    </style:style>
    <style:style style:name="ce3" style:family="table-cell" style:parent-style-name="Default" style:data-style-name="N0">
      <style:text-properties fo:color="#000000"/>
    </style:style>
    <style:style style:name="ce4" style:family="table-cell" style:parent-style-name="Default" style:data-style-name="N30">
      <style:text-properties fo:color="#000000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1.666875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5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3" table:default-cell-style-name="ce1"/>
        <table:table-column table:style-name="co6" table:number-columns-repeated="1004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1" table:style-name="ce3">
            <text:p>0.1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3500000" table:style-name="ce3">
            <text:p>13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609000" table:style-name="ce3">
            <text:p>609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4.51111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7500000" table:style-name="ce3">
            <text:p>67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3373500" table:style-name="ce3">
            <text:p>3373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4.99778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21500000" table:style-name="ce3">
            <text:p>121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5613000" table:style-name="ce3">
            <text:p>5613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4.61975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1" table:style-name="ce3">
            <text:p>0.1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3500000" table:style-name="ce3">
            <text:p>13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529500" table:style-name="ce3">
            <text:p>529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3.92222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7500000" table:style-name="ce3">
            <text:p>67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2649000" table:style-name="ce3">
            <text:p>2649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3.92444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21500000" table:style-name="ce3">
            <text:p>121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4767000" table:style-name="ce3">
            <text:p>4767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3.92346%</text:p>
          </table:table-cell>
          <table:table-cell table:number-columns-repeated="16364" table:style-name="ce2"/>
        </table:table-row>
        <table:table-row table:style-name="ro1">
          <table:table-cell table:number-columns-repeated="20" table:style-name="ce3"/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1" table:style-name="ce3">
            <text:p>0.1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3500000" table:style-name="ce3">
            <text:p>13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856500" table:style-name="ce3">
            <text:p>856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6.34444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7500000" table:style-name="ce3">
            <text:p>67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2821500" table:style-name="ce3">
            <text:p>2821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4.18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21500000" table:style-name="ce3">
            <text:p>121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5103000" table:style-name="ce3">
            <text:p>5103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4.2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1" table:style-name="ce3">
            <text:p>0.1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3500000" table:style-name="ce3">
            <text:p>13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697500" table:style-name="ce3">
            <text:p>697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5.16667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7500000" table:style-name="ce3">
            <text:p>67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4011000" table:style-name="ce3">
            <text:p>4011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5.94222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21500000" table:style-name="ce3">
            <text:p>121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6492000" table:style-name="ce3">
            <text:p>6492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5.34321%</text:p>
          </table:table-cell>
          <table:table-cell table:number-columns-repeated="16364" table:style-name="ce2"/>
        </table:table-row>
        <table:table-row table:style-name="ro1">
          <table:table-cell table:number-columns-repeated="20" table:style-name="ce3"/>
          <table:table-cell table:number-columns-repeated="16364"/>
        </table:table-row>
        <table:table-row table:style-name="ro1">
          <table:table-cell table:number-columns-repeated="20" table:style-name="ce3"/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1" table:style-name="ce3">
            <text:p>0.1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3500000" table:style-name="ce3">
            <text:p>13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39000" table:style-name="ce3">
            <text:p>39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288889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6750000" table:style-name="ce3">
            <text:p>6675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141000" table:style-name="ce3">
            <text:p>141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211236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20750000" table:style-name="ce3">
            <text:p>12075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174000" table:style-name="ce3">
            <text:p>174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144099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1" table:style-name="ce3">
            <text:p>0.1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3500000" table:style-name="ce3">
            <text:p>13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696000" table:style-name="ce3">
            <text:p>696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5.15556%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6750000" table:style-name="ce3">
            <text:p>6675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2880000" table:style-name="ce3">
            <text:p>2880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4.31461%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500" table:style-name="ce3">
            <text:p>5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20750000" table:style-name="ce3">
            <text:p>12075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5025000" table:style-name="ce3">
            <text:p>5025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4.16149%</text:p>
          </table:table-cell>
          <table:table-cell table:number-columns-repeated="16364" table:style-name="ce1"/>
        </table:table-row>
        <table:table-row table:style-name="ro1">
          <table:table-cell table:number-columns-repeated="20" table:style-name="ce3"/>
          <table:table-cell table:number-columns-repeated="16364" table:style-name="ce1"/>
        </table:table-row>
        <table:table-row table:style-name="ro1">
          <table:table-cell table:number-columns-repeated="20" table:style-name="ce3"/>
          <table:table-cell table:number-columns-repeated="1003" table:style-name="ce2"/>
          <table:table-cell table:number-columns-repeated="15361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0" table:style-name="ce3">
            <text:p>10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1" table:style-name="ce3">
            <text:p>0.1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3500000" table:style-name="ce3">
            <text:p>13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18000" table:style-name="ce3">
            <text:p>18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133333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0" table:style-name="ce3">
            <text:p>10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7500000" table:style-name="ce3">
            <text:p>67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31500" table:style-name="ce3">
            <text:p>31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0466667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AODV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0" table:style-name="ce3">
            <text:p>10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21500000" table:style-name="ce3">
            <text:p>121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106500" table:style-name="ce3">
            <text:p>1065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0876543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0" table:style-name="ce3">
            <text:p>10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1" table:style-name="ce3">
            <text:p>0.1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3500000" table:style-name="ce3">
            <text:p>1350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332220" table:style-name="ce3">
            <text:p>33222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2.25556%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0" table:style-name="ce3">
            <text:p>10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67750000" table:style-name="ce3">
            <text:p>6775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6050420" table:style-name="ce3">
            <text:p>605042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1.31461%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3">
            <text:p>Algo</text:p>
          </table:table-cell>
          <table:table-cell office:value-type="string" table:style-name="ce3">
            <text:p>OLSR</text:p>
          </table:table-cell>
          <table:table-cell table:style-name="ce3"/>
          <table:table-cell office:value-type="string" table:style-name="ce3">
            <text:p>Nodes</text:p>
          </table:table-cell>
          <table:table-cell office:value-type="float" office:value="1000" table:style-name="ce3">
            <text:p>1000</text:p>
          </table:table-cell>
          <table:table-cell table:style-name="ce3"/>
          <table:table-cell office:value-type="string" table:style-name="ce3">
            <text:p>PTx(mW)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string" table:style-name="ce3">
            <text:p>TrafInt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string" table:style-name="ce3">
            <text:p>TxBytes</text:p>
          </table:table-cell>
          <table:table-cell office:value-type="float" office:value="122750000" table:style-name="ce3">
            <text:p>122750000</text:p>
          </table:table-cell>
          <table:table-cell table:style-name="ce3"/>
          <table:table-cell office:value-type="string" table:style-name="ce3">
            <text:p>RxBytes</text:p>
          </table:table-cell>
          <table:table-cell office:value-type="float" office:value="5025000" table:style-name="ce3">
            <text:p>5025000</text:p>
          </table:table-cell>
          <table:table-cell table:style-name="ce3"/>
          <table:table-cell office:value-type="string" table:style-name="ce3">
            <text:p>efficiency</text:p>
          </table:table-cell>
          <table:table-cell office:value-type="string" table:style-name="ce4">
            <text:p>0.16149%</text:p>
          </table:table-cell>
          <table:table-cell table:number-columns-repeated="16364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Power=10mW, Intensity=0.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des</text:p>
          </table:table-cell>
          <table:table-cell office:value-type="string" table:style-name="ce1">
            <text:p>Efficiency AODV(%)</text:p>
          </table:table-cell>
          <table:table-cell office:value-type="string" table:style-name="ce1">
            <text:p>Efficiency OLSR(%)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99383" table:style-name="ce1">
            <text:p>1.99383</text:p>
          </table:table-cell>
          <table:table-cell office:value-type="float" office:value="1.54938" table:style-name="ce1">
            <text:p>1.54938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0.26913599999999999" table:style-name="ce1">
            <text:p>0.269136</text:p>
          </table:table-cell>
          <table:table-cell office:value-type="float" office:value="0.94567900000000005" table:style-name="ce1">
            <text:p>0.945679</text:p>
          </table:table-cell>
          <table:table-cell table:style-name="ce1">
            <draw:frame draw:z-index="1" draw:id="id0" draw:style-name="a0" draw:name="Chart 1" svg:x="1.14583in" svg:y="0.03125in" svg:width="5in" svg:height="3.354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0.155556" table:style-name="ce1">
            <text:p>0.155556</text:p>
          </table:table-cell>
          <table:table-cell office:value-type="float" office:value="0.95499999999999996" table:style-name="ce1">
            <text:p>0.955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Power=10mW, Intensity=0.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des</text:p>
          </table:table-cell>
          <table:table-cell office:value-type="string" table:style-name="ce1">
            <text:p>Efficiency AODV(%)</text:p>
          </table:table-cell>
          <table:table-cell office:value-type="string" table:style-name="ce1">
            <text:p>Efficiency OLSR(%)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9999400000000001" table:style-name="ce1">
            <text:p>1.99994</text:p>
          </table:table-cell>
          <table:table-cell office:value-type="float" office:value="1.5444" table:style-name="ce1">
            <text:p>1.5444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0.42222199999999999" table:style-name="ce1">
            <text:p>0.422222</text:p>
          </table:table-cell>
          <table:table-cell office:value-type="float" office:value="0.86666699999999997" table:style-name="ce1">
            <text:p>0.866667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0.22500000000000001" table:style-name="ce1">
            <text:p>0.22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">
            <draw:frame draw:z-index="3" draw:id="id2" draw:style-name="a2" draw:name="Chart 4" svg:x="0.125in" svg:y="0.15625in" svg:width="5.05208in" svg:height="3.22917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">
            <text:p>Power=500mW, Intensity=0.1</text:p>
          </table:table-cell>
          <table:table-cell table:number-columns-repeated="2" table:style-name="ce1"/>
          <table:table-cell table:style-name="ce1">
            <draw:frame draw:z-index="2" draw:id="id1" draw:style-name="a1" draw:name="Chart 2" svg:x="1.04167in" svg:y="0in" svg:width="5.10417in" svg:height="3.1354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">
            <text:p>Nodes</text:p>
          </table:table-cell>
          <table:table-cell office:value-type="string" table:style-name="ce1">
            <text:p>Efficiency AODV(%)</text:p>
          </table:table-cell>
          <table:table-cell office:value-type="string" table:style-name="ce1">
            <text:p>Efficiency OLSR(%)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.2333299999999996" table:style-name="ce1">
            <text:p>7.23333</text:p>
          </table:table-cell>
          <table:table-cell office:value-type="float" office:value="7.4" table:style-name="ce1">
            <text:p>7.4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.8426999999999998" table:style-name="ce1">
            <text:p>6.8427</text:p>
          </table:table-cell>
          <table:table-cell office:value-type="float" office:value="15.4382" table:style-name="ce1">
            <text:p>15.4382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0.11111" table:style-name="ce1">
            <text:p>0.11111</text:p>
          </table:table-cell>
          <table:table-cell office:value-type="float" office:value="0.51224420000000004" table:style-name="ce1">
            <text:p>0.5122442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4.4444440000000002E-2" table:style-name="ce1">
            <text:p>0.04444444</text:p>
          </table:table-cell>
          <table:table-cell office:value-type="float" office:value="0.1" table:style-name="ce1">
            <text:p>0.1</text:p>
          </table:table-cell>
          <table:table-cell table:number-columns-repeated="1638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Power=500mW, Intensity=0.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des</text:p>
          </table:table-cell>
          <table:table-cell office:value-type="string" table:style-name="ce1">
            <text:p>Efficiency AODV(%)</text:p>
          </table:table-cell>
          <table:table-cell office:value-type="string" table:style-name="ce1">
            <text:p>Efficiency OLSR(%)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.0889000000000002" table:style-name="ce1">
            <text:p>3.0889</text:p>
          </table:table-cell>
          <table:table-cell office:value-type="float" office:value="3.4259300000000001" table:style-name="ce1">
            <text:p>3.42593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.1866500000000002" table:style-name="ce1">
            <text:p>3.18665</text:p>
          </table:table-cell>
          <table:table-cell office:value-type="float" office:value="7.5562399999999998" table:style-name="ce1">
            <text:p>7.55624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0.16419800000000001" table:style-name="ce1">
            <text:p>0.164198</text:p>
          </table:table-cell>
          <table:table-cell office:value-type="float" office:value="0.82143999999999995" table:style-name="ce1">
            <text:p>0.82144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4.9382699999999998E-3" table:style-name="ce1">
            <text:p>0.00493827</text:p>
          </table:table-cell>
          <table:table-cell office:value-type="float" office:value="5.1851899999999999E-2" table:style-name="ce1">
            <text:p>0.0518519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4" draw:id="id3" draw:style-name="a3" draw:name="Chart 5" svg:x="0.05729in" svg:y="0.10417in" svg:width="5.18229in" svg:height="3.312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Bhargav</dc:creator>
    <dc:date>2015-04-06T01:23:28Z</dc:date>
    <meta:editing-cycles>4</meta:editing-cycles>
    <meta:editing-duration>PT2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vertical="true" chart:auto-position="false" chart:right-angled-axes="true"/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</office:automatic-styles>
  <office:body>
    <office:chart>
      <chart:chart chart:class="chart:bar" svg:height="241.5002362204724pt" svg:width="360.0pt" chart:style-name="Crt0">
        <chart:title chart:style-name="CT00">
          <text:p text:style-name="a0" text:class-names="" text:cond-style-name="">Transmitted Power = 10mW, Intensity = 0.9</text:p>
        </chart:title>
        <chart:legend svg:x="272.4799212598425pt" svg:y="207.75pt" chart:style-name="Lgnd"/>
        <chart:plot-area svg:x="13.20503937007874pt" svg:y="41.46858267716535pt" svg:width="341.7949606299212pt" svg:height="174.3142519685039pt" chart:style-name="Plt0" dr3d:transform="matrix (0.99564446382742022 -2.9808720977665504E-2 -8.8337657901283395E-2 3.683342884450494E-2 0.99619477459360894 7.8989047291029485E-2 8.5646950730106197E-2 -8.189878647491336E-2 0.99295376962100912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title svg:x="146.562125984252pt" svg:y="220.3881102362205pt"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odes</text:p>
            </chart:title>
            <chart:categories table:cell-range-address="Sheet1.$A$35:.$A$38"/>
          </chart:axis>
          <chart:axis chart:dimension="z" chart:name="primary-z" chart:style-name="Axs1"/>
          <chart:series chart:values-cell-range-address="Sheet1.$B$35:.$B$38" chart:class="chart:bar" chart:attached-axis="primary-y" chart:style-name="G0S0">
            <chart:data-label chart:style-name="DL00"/>
            <chart:data-point chart:repeated="4"/>
          </chart:series>
          <chart:series chart:values-cell-range-address="Sheet1.$C$35:.$C$38" chart:class="chart:bar" chart:attached-axis="primary-y" chart:style-name="G0S1">
            <chart:data-label chart:style-name="DL01"/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Axs0" style:data-style-name="N0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5.7502362204724pt" svg:width="367.5002362204725pt" chart:style-name="Crt0">
        <chart:title chart:style-name="CT00">
          <text:p text:style-name="a0" text:class-names="" text:cond-style-name="">Transmitted Power = 10mW, Intensity = 0.1</text:p>
        </chart:title>
        <chart:legend svg:x="284.5992125984252pt" svg:y="192.0pt" chart:style-name="Lgnd"/>
        <chart:plot-area chart:style-name="Plt0">
          <chart:axis chart:dimension="y" chart:name="primary-y" chart:style-name="Axs0">
            <chart:title svg:x="155.793937007874pt" svg:y="191.1768503937008pt"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odes</text:p>
            </chart:title>
            <chart:categories table:cell-range-address="Sheet1.$A$44:.$A$47"/>
          </chart:axis>
          <chart:series chart:values-cell-range-address="Sheet1.$B$44:.$B$47" chart:class="chart:bar" chart:attached-axis="primary-y" chart:style-name="G0S0">
            <chart:data-label chart:style-name="DL00"/>
            <chart:data-point chart:repeated="4"/>
          </chart:series>
          <chart:series chart:values-cell-range-address="Sheet1.$C$44:.$C$47" chart:class="chart:bar" chart:attached-axis="primary-y" chart:style-name="G0S1">
            <chart:data-label chart:style-name="DL01"/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Axs0" style:data-style-name="N0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2.5002362204724pt" svg:width="363.74968503937pt" chart:style-name="Crt0">
        <chart:title chart:style-name="CT00">
          <text:p text:style-name="a0" text:class-names="" text:cond-style-name="">Transmitted Power = 500mW, Intensity = 0.1</text:p>
        </chart:title>
        <chart:legend svg:x="287.7572440944882pt" svg:y="198.75pt" chart:style-name="Lgnd"/>
        <chart:plot-area chart:style-name="Plt0">
          <chart:axis chart:dimension="y" chart:name="primary-y" chart:style-name="Axs0">
            <chart:title svg:x="159.0085826771654pt" svg:y="191.4199212598425pt"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odes</text:p>
            </chart:title>
            <chart:categories table:cell-range-address="Sheet1.$A$57:.$A$60"/>
          </chart:axis>
          <chart:series chart:values-cell-range-address="Sheet1.$B$57:.$B$60" chart:class="chart:bar" chart:attached-axis="primary-y" chart:style-name="G0S0">
            <chart:data-label chart:style-name="DL00"/>
            <chart:data-point chart:repeated="4"/>
          </chart:series>
          <chart:series chart:values-cell-range-address="Sheet1.$C$57:.$C$60" chart:class="chart:bar" chart:attached-axis="primary-y" chart:style-name="G0S1">
            <chart:data-label chart:style-name="DL01"/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Axs0" style:data-style-name="N0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8.4999212598425pt" svg:width="373.1248031496062pt" chart:style-name="Crt0">
        <chart:title chart:style-name="CT00">
          <text:p text:style-name="a0" text:class-names="" text:cond-style-name="">Transmited Power = 500mW, Intensity = 0.9</text:p>
        </chart:title>
        <chart:legend svg:x="285.8456692913385pt" svg:y="204.7496850393701pt" chart:style-name="Lgnd"/>
        <chart:plot-area chart:style-name="Plt0">
          <chart:axis chart:dimension="y" chart:name="primary-y" chart:style-name="Axs0">
            <chart:title svg:x="158.4714173228346pt" svg:y="192.6494488188976pt"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odes</text:p>
            </chart:title>
            <chart:categories table:cell-range-address="Sheet1.$A$67:.$A$70"/>
          </chart:axis>
          <chart:series chart:values-cell-range-address="Sheet1.$B$67:.$B$70" chart:class="chart:bar" chart:attached-axis="primary-y" chart:style-name="G0S0">
            <chart:data-label chart:style-name="DL00"/>
            <chart:data-point chart:repeated="4"/>
          </chart:series>
          <chart:series chart:values-cell-range-address="Sheet1.$C$67:.$C$70" chart:class="chart:bar" chart:attached-axis="primary-y" chart:style-name="G0S1">
            <chart:data-label chart:style-name="DL01"/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